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2.0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eedyTest_Q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um Denominations</text:p>
          </table:table-cell>
          <table:table-cell table:style-name="ce1" office:value-type="string" calcext:value-type="string">
            <text:p>Avg Run Time (microseconds)</text:p>
          </table:table-cell>
          <table:table-cell table:style-name="ce1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081056252504" calcext:value-type="float">
            <text:p>3.820810562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2745540279369" calcext:value-type="float">
            <text:p>5.427455402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9721941723249" calcext:value-type="float">
            <text:p>5.5972194172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4174050535831" calcext:value-type="float">
            <text:p>5.941740505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7:23:42.079000000</dc:date>
    <meta:editing-duration>PT40S</meta:editing-duration>
    <meta:editing-cycles>1</meta:editing-cycles>
    <meta:document-statistic meta:table-count="1" meta:cell-count="10" meta:object-count="0"/>
    <meta:generator>LibreOffice/4.3.5.2$Windows_x86 LibreOffice_project/3a87456aaa6a95c63eea1c1b3201acedf0751bd5</meta:generator>
  </office:meta>
</office:document-meta>
</file>